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dauk Book" svg:font-family="'Padauk Book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54cm" fo:break-before="auto" style:use-optimal-row-height="tru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Padauk Book" fo:font-size="13pt" style:font-size-asian="13pt" style:font-size-complex="13pt"/>
    </style:style>
    <style:style style:name="ce2" style:family="table-cell" style:parent-style-name="Default">
      <style:table-cell-properties fo:border="0.06pt solid #000000"/>
      <style:text-properties style:font-name="Ubuntu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Ubuntu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"/>
    </style:style>
    <style:style style:name="gr1" style:family="graphic">
      <style:graphic-properties draw:ole-draw-aspect="1"/>
    </style:style>
  </office:automatic-styles>
  <office:body>
    <office:spreadsheet>
      <table:table table:name="Full1" table:style-name="ta1">
        <table:shapes>
          <draw:frame draw:z-index="0" draw:style-name="gr1" svg:width="18.528cm" svg:height="11.944cm" svg:x="4.677cm" svg:y="9.766cm">
            <draw:object draw:notify-on-update-of-ranges="Full1.C4:Full1.D4 Full1.B5:Full1.B5 Full1.C5:Full1.D5 Full1.B6:Full1.B6 Full1.C6:Full1.D6 Full1.B7:Full1.B7 Full1.C7:Full1.D7 Full1.B9:Full1.B9 Full1.C9:Full1.D9 Full1.B10:Full1.B10 Full1.C10:Full1.D10 Full1.B10:Full1.B10 Full1.C10:Full1.D10 Full1.B11:Full1.B11 Full1.C11:Full1.D11 Full1.B12:Full1.B12 Full1.C12:Full1.D12 Full1.B13:Full1.B13 Full1.C13:Full1.D13 Full1.B14:Full1.B14 Full1.C14:Full1.D14 Full1.B15:Full1.B15 Full1.C15:Full1.D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3"/>
        <table:table-column table:style-name="co1" table:default-cell-style-name="ce4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Default" office:value-type="string">
            <text:p>Diagrama de Gantt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3">
          <table:table-cell/>
          <table:table-cell table:style-name="ce1" office:value-type="string">
            <text:p>Activitat</text:p>
          </table:table-cell>
          <table:table-cell table:style-name="ce1" office:value-type="string">
            <text:p>Inici</text:p>
          </table:table-cell>
          <table:table-cell table:style-name="ce1" office:value-type="string">
            <text:p>Final</text:p>
          </table:table-cell>
          <table:table-cell table:style-name="ce1" office:value-type="string">
            <text:p>Dies</text:p>
          </table:table-cell>
        </table:table-row>
        <table:table-row table:style-name="ro4">
          <table:table-cell/>
          <table:table-cell office:value-type="string">
            <text:p>Llegir sobre Android</text:p>
          </table:table-cell>
          <table:table-cell office:value-type="date" office:date-value="2013-02-04">
            <text:p>04/02/13</text:p>
          </table:table-cell>
          <table:table-cell office:value-type="date" office:date-value="2013-02-10">
            <text:p>10/02/13</text:p>
          </table:table-cell>
          <table:table-cell table:formula="of:=[.D5]-[.C5]" office:value-type="float" office:value="6">
            <text:p>6</text:p>
          </table:table-cell>
        </table:table-row>
        <table:table-row table:style-name="ro4">
          <table:table-cell/>
          <table:table-cell office:value-type="string">
            <text:p>Entendre el Parser en C</text:p>
          </table:table-cell>
          <table:table-cell office:value-type="date" office:date-value="2013-02-11">
            <text:p>11/02/13</text:p>
          </table:table-cell>
          <table:table-cell office:value-type="date" office:date-value="2013-02-17">
            <text:p>17/02/13</text:p>
          </table:table-cell>
          <table:table-cell table:formula="of:=[.D6]-[.C6]" office:value-type="float" office:value="6">
            <text:p>6</text:p>
          </table:table-cell>
        </table:table-row>
        <table:table-row table:style-name="ro4">
          <table:table-cell/>
          <table:table-cell office:value-type="string">
            <text:p>Relació Parser-Android</text:p>
          </table:table-cell>
          <table:table-cell office:value-type="date" office:date-value="2013-02-18">
            <text:p>18/02/13</text:p>
          </table:table-cell>
          <table:table-cell office:value-type="date" office:date-value="2013-02-24">
            <text:p>24/02/13</text:p>
          </table:table-cell>
          <table:table-cell table:formula="of:=[.D7]-[.C7]" office:value-type="float" office:value="6">
            <text:p>6</text:p>
          </table:table-cell>
        </table:table-row>
        <table:table-row table:style-name="ro4">
          <table:table-cell/>
          <table:table-cell office:value-type="string">
            <text:p>Fer un log de les dades</text:p>
          </table:table-cell>
          <table:table-cell office:value-type="date" office:date-value="2013-02-25">
            <text:p>25/02/13</text:p>
          </table:table-cell>
          <table:table-cell office:value-type="date" office:date-value="2013-03-03">
            <text:p>03/03/13</text:p>
          </table:table-cell>
          <table:table-cell table:formula="of:=[.D8]-[.C8]" office:value-type="float" office:value="6">
            <text:p>6</text:p>
          </table:table-cell>
        </table:table-row>
        <table:table-row table:style-name="ro4">
          <table:table-cell/>
          <table:table-cell office:value-type="string">
            <text:p>Entendre la App F1LT</text:p>
          </table:table-cell>
          <table:table-cell office:value-type="date" office:date-value="2013-02-25">
            <text:p>25/02/13</text:p>
          </table:table-cell>
          <table:table-cell office:value-type="date" office:date-value="2013-05-11">
            <text:p>11/05/13</text:p>
          </table:table-cell>
          <table:table-cell table:formula="of:=[.D9]-[.C9]" office:value-type="float" office:value="75">
            <text:p>75</text:p>
          </table:table-cell>
        </table:table-row>
        <table:table-row table:style-name="ro4">
          <table:table-cell/>
          <table:table-cell office:value-type="string">
            <text:p>Capturar les dades</text:p>
          </table:table-cell>
          <table:table-cell office:value-type="date" office:date-value="2013-03-16">
            <text:p>16/03/13</text:p>
          </table:table-cell>
          <table:table-cell office:value-type="date" office:date-value="2013-05-11">
            <text:p>11/05/13</text:p>
          </table:table-cell>
          <table:table-cell table:formula="of:=[.D10]-[.C10]" office:value-type="float" office:value="56">
            <text:p>56</text:p>
          </table:table-cell>
        </table:table-row>
        <table:table-row table:style-name="ro4">
          <table:table-cell/>
          <table:table-cell office:value-type="string">
            <text:p>Reproduir les dades</text:p>
          </table:table-cell>
          <table:table-cell office:value-type="date" office:date-value="2013-04-01">
            <text:p>01/04/13</text:p>
          </table:table-cell>
          <table:table-cell office:value-type="date" office:date-value="2013-05-19">
            <text:p>19/05/13</text:p>
          </table:table-cell>
          <table:table-cell table:formula="of:=[.D11]-[.C11]" office:value-type="float" office:value="48">
            <text:p>48</text:p>
          </table:table-cell>
        </table:table-row>
        <table:table-row table:style-name="ro4">
          <table:table-cell/>
          <table:table-cell office:value-type="string">
            <text:p>Gràfics de l'Event</text:p>
          </table:table-cell>
          <table:table-cell office:value-type="date" office:date-value="2013-05-12">
            <text:p>12/05/13</text:p>
          </table:table-cell>
          <table:table-cell office:value-type="date" office:date-value="2013-05-26">
            <text:p>26/05/13</text:p>
          </table:table-cell>
          <table:table-cell table:formula="of:=[.D12]-[.C12]" office:value-type="float" office:value="14">
            <text:p>14</text:p>
          </table:table-cell>
        </table:table-row>
        <table:table-row table:style-name="ro4">
          <table:table-cell/>
          <table:table-cell office:value-type="string">
            <text:p>Comprimir – Descomprimir</text:p>
          </table:table-cell>
          <table:table-cell office:value-type="date" office:date-value="2013-05-27">
            <text:p>27/05/13</text:p>
          </table:table-cell>
          <table:table-cell office:value-type="date" office:date-value="2013-06-02">
            <text:p>02/06/13</text:p>
          </table:table-cell>
          <table:table-cell table:formula="of:=[.D13]-[.C13]" office:value-type="float" office:value="6">
            <text:p>6</text:p>
          </table:table-cell>
        </table:table-row>
        <table:table-row table:style-name="ro4">
          <table:table-cell/>
          <table:table-cell office:value-type="string">
            <text:p>Interfície Carregar Dades</text:p>
          </table:table-cell>
          <table:table-cell office:value-type="date" office:date-value="2013-05-27">
            <text:p>27/05/13</text:p>
          </table:table-cell>
          <table:table-cell office:value-type="date" office:date-value="2013-06-02">
            <text:p>02/06/13</text:p>
          </table:table-cell>
          <table:table-cell table:formula="of:=[.D14]-[.C14]" office:value-type="float" office:value="6">
            <text:p>6</text:p>
          </table:table-cell>
        </table:table-row>
        <table:table-row table:style-name="ro4">
          <table:table-cell/>
          <table:table-cell office:value-type="string">
            <text:p>Comprovar tot – arreglar bugs</text:p>
          </table:table-cell>
          <table:table-cell office:value-type="date" office:date-value="2013-06-02">
            <text:p>02/06/13</text:p>
          </table:table-cell>
          <table:table-cell office:value-type="date" office:date-value="2013-06-05">
            <text:p>05/06/13</text:p>
          </table:table-cell>
          <table:table-cell table:formula="of:=[.D15]-[.C15]" office:value-type="float" office:value="3">
            <text:p>3</text:p>
          </table:table-cell>
        </table:table-row>
        <table:table-row table:style-name="ro5">
          <table:table-cell/>
          <table:table-cell table:style-name="Default" table:number-columns-repeated="4"/>
        </table:table-row>
        <table:table-row table:style-name="ro5"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Padauk Book" svg:font-family="'Padauk Book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/00/0000</text:date>, <text:time style:data-style-name="N2" text:time-value="0000-00-00T15:28:31">?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7T12:45:15</meta:creation-date>
    <dc:date>2013-06-07T15:53:19</dc:date>
    <meta:editing-duration>PT2H34M38S</meta:editing-duration>
    <meta:editing-cycles>8</meta:editing-cycles>
    <meta:generator>LibreOffice/3.6$Linux_x86 LibreOffice_project/360m1$Build-2</meta:generator>
    <meta:document-statistic meta:table-count="1" meta:cell-count="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7">
      <style:chart-properties chart:display-label="true" chart:logarithmic="false" chart:minimum="4130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7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/>
      <style:text-properties fo:font-size="9pt" style:font-size-asian="9pt" style:font-size-complex="9pt"/>
    </style:style>
    <style:style style:name="ch11" style:family="chart" style:data-style-name="N37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37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37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37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37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37"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37"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37"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37"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37"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37"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8.529cm" svg:height="11.945cm" xlink:href=".." xlink:type="simple" chart:class="chart:area" chart:row-mapping="0 1 2 3 4 4 5 6 7 8 9" chart:style-name="ch1">
        <chart:title svg:x="7.315cm" svg:y="0.374cm" chart:style-name="ch2">
          <text:p>Diagrama de Gantt</text:p>
        </chart:title>
        <chart:legend svg:x="12.509cm" svg:y="2.257cm" style:legend-expansion="custom" chartooo:width="5.041cm" chartooo:height="7.354cm" style:legend-expansion-aspect-ratio="0.685477291270057" chart:style-name="ch3"/>
        <chart:plot-area chart:style-name="ch4" table:cell-range-address="Full1.C4:Full1.D7 Full1.B4:Full1.B7 Full1.B9:Full1.D15" chart:data-source-has-labels="both" svg:x="0.818cm" svg:y="1.067cm" svg:width="11.001cm" svg:height="9.848cm" dr3d:transform="matrix (0.937250944888388 0.0665847169776785 0.342238428249702 -0.102622358059761 0.990795741510708 0.0882748561624508 -0.3332106209773 -0.117857006873794 0.935457325589293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92cm" svg:y="0.875cm" svg:width="9.427cm" svg:height="9.58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Full1.C4:Full1.D4"/>
          </chart:axis>
          <chart:axis chart:dimension="y" chart:name="primary-y" chart:style-name="ch6">
            <chart:title svg:x="0cm" svg:y="6.392cm" chart:style-name="ch7">
              <text:p>Data</text:p>
            </chart:title>
            <chart:grid chart:style-name="ch8" chart:class="major"/>
          </chart:axis>
          <chart:axis chart:dimension="z" chart:name="primary-z" chart:style-name="ch9">
            <chart:title svg:x="12.19cm" svg:y="10.355cm" chart:style-name="ch10">
              <text:p>Tasques</text:p>
            </chart:title>
          </chart:axis>
          <chart:series chart:style-name="ch11" chart:values-cell-range-address="Full1.C5:Full1.D5" chart:label-cell-address="Full1.B5:Full1.B5" chart:class="chart:area">
            <chart:data-point chart:repeated="2"/>
          </chart:series>
          <chart:series chart:style-name="ch12" chart:values-cell-range-address="Full1.C6:Full1.D6" chart:label-cell-address="Full1.B6:Full1.B6" chart:class="chart:area">
            <chart:data-point chart:repeated="2"/>
          </chart:series>
          <chart:series chart:style-name="ch13" chart:values-cell-range-address="Full1.C7:Full1.D7" chart:label-cell-address="Full1.B7:Full1.B7" chart:class="chart:area">
            <chart:data-point chart:repeated="2"/>
          </chart:series>
          <chart:series chart:style-name="ch14" chart:values-cell-range-address="Full1.C9:Full1.D9" chart:label-cell-address="Full1.B9:Full1.B9" chart:class="chart:area">
            <chart:data-point chart:repeated="2"/>
          </chart:series>
          <chart:series chart:style-name="ch15" chart:values-cell-range-address="Full1.C10:Full1.D10" chart:label-cell-address="Full1.B10:Full1.B10" chart:class="chart:area">
            <chart:data-point chart:repeated="2"/>
          </chart:series>
          <chart:series chart:style-name="ch16" chart:values-cell-range-address="Full1.C10:Full1.D10" chart:label-cell-address="Full1.B10:Full1.B10" chart:class="chart:area">
            <chart:data-point chart:repeated="2"/>
          </chart:series>
          <chart:series chart:style-name="ch17" chart:values-cell-range-address="Full1.C11:Full1.D11" chart:label-cell-address="Full1.B11:Full1.B11" chart:class="chart:area">
            <chart:data-point chart:repeated="2"/>
          </chart:series>
          <chart:series chart:style-name="ch18" chart:values-cell-range-address="Full1.C12:Full1.D12" chart:label-cell-address="Full1.B12:Full1.B12" chart:class="chart:area">
            <chart:data-point chart:repeated="2"/>
          </chart:series>
          <chart:series chart:style-name="ch19" chart:values-cell-range-address="Full1.C13:Full1.D13" chart:label-cell-address="Full1.B13:Full1.B13" chart:class="chart:area">
            <chart:data-point chart:repeated="2"/>
          </chart:series>
          <chart:series chart:style-name="ch20" chart:values-cell-range-address="Full1.C14:Full1.D14" chart:label-cell-address="Full1.B14:Full1.B14" chart:class="chart:area">
            <chart:data-point chart:repeated="2"/>
          </chart:series>
          <chart:series chart:style-name="ch21" chart:values-cell-range-address="Full1.C15:Full1.D15" chart:label-cell-address="Full1.B15:Full1.B15" chart:class="chart:area">
            <chart:data-point chart:repeated="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ci</text:p>
                <draw:g>
                  <svg:desc>Full1.C4:Full1.D4</svg:desc>
                </draw:g>
              </table:table-cell>
              <table:table-cell office:value-type="string">
                <text:p>Final</text:p>
              </table:table-cell>
            </table:table-row>
          </table:table-header-rows>
          <table:table-rows>
            <table:table-row>
              <table:table-cell office:value-type="string">
                <text:p>Llegir sobre Android</text:p>
                <draw:g>
                  <svg:desc>Full1.B5:Full1.B5</svg:desc>
                </draw:g>
              </table:table-cell>
              <table:table-cell office:value-type="float" office:value="41309">
                <text:p>41309</text:p>
                <draw:g>
                  <svg:desc>Full1.C5:Full1.D5</svg:desc>
                </draw:g>
              </table:table-cell>
              <table:table-cell office:value-type="float" office:value="41315">
                <text:p>41315</text:p>
              </table:table-cell>
            </table:table-row>
            <table:table-row>
              <table:table-cell office:value-type="string">
                <text:p>Entendre el Parser en C</text:p>
                <draw:g>
                  <svg:desc>Full1.B6:Full1.B6</svg:desc>
                </draw:g>
              </table:table-cell>
              <table:table-cell office:value-type="float" office:value="41316">
                <text:p>41316</text:p>
                <draw:g>
                  <svg:desc>Full1.C6:Full1.D6</svg:desc>
                </draw:g>
              </table:table-cell>
              <table:table-cell office:value-type="float" office:value="41322">
                <text:p>41322</text:p>
              </table:table-cell>
            </table:table-row>
            <table:table-row>
              <table:table-cell office:value-type="string">
                <text:p>Relació Parser-Android</text:p>
                <draw:g>
                  <svg:desc>Full1.B7:Full1.B7</svg:desc>
                </draw:g>
              </table:table-cell>
              <table:table-cell office:value-type="float" office:value="41323">
                <text:p>41323</text:p>
                <draw:g>
                  <svg:desc>Full1.C7:Full1.D7</svg:desc>
                </draw:g>
              </table:table-cell>
              <table:table-cell office:value-type="float" office:value="41329">
                <text:p>41329</text:p>
              </table:table-cell>
            </table:table-row>
            <table:table-row>
              <table:table-cell office:value-type="string">
                <text:p>Entendre la App F1LT</text:p>
                <draw:g>
                  <svg:desc>Full1.B9:Full1.B9</svg:desc>
                </draw:g>
              </table:table-cell>
              <table:table-cell office:value-type="float" office:value="41330">
                <text:p>41330</text:p>
                <draw:g>
                  <svg:desc>Full1.C9:Full1.D9</svg:desc>
                </draw:g>
              </table:table-cell>
              <table:table-cell office:value-type="float" office:value="41405">
                <text:p>41405</text:p>
              </table:table-cell>
            </table:table-row>
            <table:table-row>
              <table:table-cell office:value-type="string">
                <text:p>Capturar les dades</text:p>
                <draw:g>
                  <svg:desc>Full1.B10:Full1.B10</svg:desc>
                </draw:g>
              </table:table-cell>
              <table:table-cell office:value-type="float" office:value="41349">
                <text:p>41349</text:p>
                <draw:g>
                  <svg:desc>Full1.C10:Full1.D10</svg:desc>
                </draw:g>
              </table:table-cell>
              <table:table-cell office:value-type="float" office:value="41405">
                <text:p>41405</text:p>
              </table:table-cell>
            </table:table-row>
            <table:table-row>
              <table:table-cell office:value-type="string">
                <text:p>Capturar les dades</text:p>
                <draw:g>
                  <svg:desc>Full1.B10:Full1.B10</svg:desc>
                </draw:g>
              </table:table-cell>
              <table:table-cell office:value-type="float" office:value="41349">
                <text:p>41349</text:p>
                <draw:g>
                  <svg:desc>Full1.C10:Full1.D10</svg:desc>
                </draw:g>
              </table:table-cell>
              <table:table-cell office:value-type="float" office:value="41405">
                <text:p>41405</text:p>
              </table:table-cell>
            </table:table-row>
            <table:table-row>
              <table:table-cell office:value-type="string">
                <text:p>Reproduir les dades</text:p>
                <draw:g>
                  <svg:desc>Full1.B11:Full1.B11</svg:desc>
                </draw:g>
              </table:table-cell>
              <table:table-cell office:value-type="float" office:value="41365">
                <text:p>41365</text:p>
                <draw:g>
                  <svg:desc>Full1.C11:Full1.D11</svg:desc>
                </draw:g>
              </table:table-cell>
              <table:table-cell office:value-type="float" office:value="41413">
                <text:p>41413</text:p>
              </table:table-cell>
            </table:table-row>
            <table:table-row>
              <table:table-cell office:value-type="string">
                <text:p>Gràfics de l'Event</text:p>
                <draw:g>
                  <svg:desc>Full1.B12:Full1.B12</svg:desc>
                </draw:g>
              </table:table-cell>
              <table:table-cell office:value-type="float" office:value="41406">
                <text:p>41406</text:p>
                <draw:g>
                  <svg:desc>Full1.C12:Full1.D12</svg:desc>
                </draw:g>
              </table:table-cell>
              <table:table-cell office:value-type="float" office:value="41420">
                <text:p>41420</text:p>
              </table:table-cell>
            </table:table-row>
            <table:table-row>
              <table:table-cell office:value-type="string">
                <text:p>Comprimir – Descomprimir</text:p>
                <draw:g>
                  <svg:desc>Full1.B13:Full1.B13</svg:desc>
                </draw:g>
              </table:table-cell>
              <table:table-cell office:value-type="float" office:value="41421">
                <text:p>41421</text:p>
                <draw:g>
                  <svg:desc>Full1.C13:Full1.D13</svg:desc>
                </draw:g>
              </table:table-cell>
              <table:table-cell office:value-type="float" office:value="41427">
                <text:p>41427</text:p>
              </table:table-cell>
            </table:table-row>
            <table:table-row>
              <table:table-cell office:value-type="string">
                <text:p>Interfície Carregar Dades</text:p>
                <draw:g>
                  <svg:desc>Full1.B14:Full1.B14</svg:desc>
                </draw:g>
              </table:table-cell>
              <table:table-cell office:value-type="float" office:value="41421">
                <text:p>41421</text:p>
                <draw:g>
                  <svg:desc>Full1.C14:Full1.D14</svg:desc>
                </draw:g>
              </table:table-cell>
              <table:table-cell office:value-type="float" office:value="41427">
                <text:p>41427</text:p>
              </table:table-cell>
            </table:table-row>
            <table:table-row>
              <table:table-cell office:value-type="string">
                <text:p>Comprovar tot – arreglar bugs</text:p>
                <draw:g>
                  <svg:desc>Full1.B15:Full1.B15</svg:desc>
                </draw:g>
              </table:table-cell>
              <table:table-cell office:value-type="float" office:value="41427">
                <text:p>41427</text:p>
                <draw:g>
                  <svg:desc>Full1.C15:Full1.D15</svg:desc>
                </draw:g>
              </table:table-cell>
              <table:table-cell office:value-type="float" office:value="41430">
                <text:p>414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